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Arial" fo:font-size="10pt" fo:language="fr" fo:country="FR" fo:font-style="italic" fo:font-weight="bold" officeooo:paragraph-rsid="00045faf" style:letter-kerning="true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 style:list-style-name="L1">
      <style:text-properties style:font-name="Arial" fo:language="fr" fo:country="FR" fo:font-weight="bold" style:letter-kerning="true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fr" fo:country="FR" style:text-underline-style="solid" style:text-underline-width="auto" style:text-underline-color="font-color" fo:font-weight="bold" officeooo:rsid="000e3f4d" officeooo:paragraph-rsid="000e3f4d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text-properties fo:language="fr" fo:country="FR" fo:font-weight="bold" officeooo:rsid="00045faf" officeooo:paragraph-rsid="00045faf" style:font-weight-asian="bold" style:font-weight-complex="bold"/>
    </style:style>
    <style:style style:name="P5" style:family="paragraph" style:parent-style-name="Standard" style:list-style-name="L1">
      <style:text-properties fo:language="fr" fo:country="FR" fo:font-weight="bold" officeooo:rsid="00045faf" officeooo:paragraph-rsid="00059b7a" style:font-weight-asian="bold" style:font-weight-complex="bold"/>
    </style:style>
    <style:style style:name="P6" style:family="paragraph" style:parent-style-name="Standard" style:list-style-name="L1">
      <style:text-properties fo:language="fr" fo:country="FR" fo:font-weight="bold" officeooo:rsid="00059b7a" officeooo:paragraph-rsid="00059b7a" style:font-weight-asian="bold" style:font-weight-complex="bold"/>
    </style:style>
    <style:style style:name="P7" style:family="paragraph" style:parent-style-name="Standard" style:list-style-name="L1">
      <style:text-properties fo:language="fr" fo:country="FR" fo:font-weight="bold" officeooo:rsid="0006e7dc" officeooo:paragraph-rsid="0006e7dc" style:font-weight-asian="bold" style:font-weight-complex="bold"/>
    </style:style>
    <style:style style:name="P8" style:family="paragraph" style:parent-style-name="Standard" style:list-style-name="L1">
      <style:text-properties fo:language="fr" fo:country="FR" officeooo:paragraph-rsid="0009a393"/>
    </style:style>
    <style:style style:name="P9" style:family="paragraph" style:parent-style-name="Standard" style:list-style-name="L1">
      <style:text-properties fo:language="fr" fo:country="FR" officeooo:paragraph-rsid="000b5cca"/>
    </style:style>
    <style:style style:name="P10" style:family="paragraph" style:parent-style-name="Standard" style:list-style-name="L1">
      <style:text-properties fo:language="fr" fo:country="FR" officeooo:paragraph-rsid="000cc97e"/>
    </style:style>
    <style:style style:name="P11" style:family="paragraph" style:parent-style-name="Standard" style:list-style-name="L1">
      <style:text-properties fo:language="fr" fo:country="FR" officeooo:paragraph-rsid="000e1379"/>
    </style:style>
    <style:style style:name="P12" style:family="paragraph" style:parent-style-name="Standard" style:list-style-name="L1">
      <style:text-properties fo:language="fr" fo:country="FR" officeooo:rsid="000826c4" officeooo:paragraph-rsid="0009a393"/>
    </style:style>
    <style:style style:name="P13" style:family="paragraph" style:parent-style-name="Standard" style:list-style-name="L1">
      <style:text-properties fo:language="fr" fo:country="FR" officeooo:rsid="000826c4" officeooo:paragraph-rsid="000b5cca"/>
    </style:style>
    <style:style style:name="P14" style:family="paragraph" style:parent-style-name="Standard">
      <style:text-properties fo:language="fr" fo:country="FR" officeooo:rsid="000826c4" officeooo:paragraph-rsid="000826c4"/>
    </style:style>
    <style:style style:name="P15" style:family="paragraph" style:parent-style-name="Standard" style:list-style-name="L1">
      <style:text-properties fo:language="fr" fo:country="FR" style:text-underline-style="solid" style:text-underline-width="auto" style:text-underline-color="font-color" officeooo:rsid="000826c4" officeooo:paragraph-rsid="0009a393"/>
    </style:style>
    <style:style style:name="P16" style:family="paragraph" style:parent-style-name="Standard" style:list-style-name="L1">
      <style:text-properties fo:language="fr" fo:country="FR" style:text-underline-style="solid" style:text-underline-width="auto" style:text-underline-color="font-color" officeooo:rsid="000826c4" officeooo:paragraph-rsid="000b5cca"/>
    </style:style>
    <style:style style:name="P17" style:family="paragraph" style:parent-style-name="Standard" style:list-style-name="L1">
      <style:text-properties fo:language="fr" fo:country="FR" style:text-underline-style="solid" style:text-underline-width="auto" style:text-underline-color="font-color" officeooo:rsid="000826c4" officeooo:paragraph-rsid="000cc97e"/>
    </style:style>
    <style:style style:name="P18" style:family="paragraph" style:parent-style-name="Standard" style:list-style-name="L1">
      <style:text-properties fo:language="fr" fo:country="FR" style:text-underline-style="solid" style:text-underline-width="auto" style:text-underline-color="font-color" fo:font-weight="normal" officeooo:rsid="000826c4" officeooo:paragraph-rsid="000cc97e" style:font-weight-asian="normal" style:font-weight-complex="normal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fo:font-weight="normal" officeooo:rsid="000826c4" officeooo:paragraph-rsid="000cc97e" style:font-weight-asian="normal" style:font-weight-complex="normal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fo:font-weight="bold" officeooo:rsid="000826c4" officeooo:paragraph-rsid="000cc97e" style:font-weight-asian="bold" style:font-weight-complex="bold"/>
    </style:style>
    <style:style style:name="P21" style:family="paragraph" style:parent-style-name="Standard" style:list-style-name="L1">
      <style:text-properties fo:language="fr" fo:country="FR" officeooo:rsid="0009a393" officeooo:paragraph-rsid="000b5cca"/>
    </style:style>
    <style:style style:name="P22" style:family="paragraph" style:parent-style-name="Standard" style:list-style-name="L1">
      <style:text-properties fo:language="fr" fo:country="FR" officeooo:rsid="0009a393" officeooo:paragraph-rsid="000cc97e"/>
    </style:style>
    <style:style style:name="P23" style:family="paragraph" style:parent-style-name="Standard" style:list-style-name="L1">
      <style:text-properties fo:language="fr" fo:country="FR" officeooo:rsid="000b5cca" officeooo:paragraph-rsid="000b5cca"/>
    </style:style>
    <style:style style:name="P24" style:family="paragraph" style:parent-style-name="Standard">
      <style:text-properties fo:language="fr" fo:country="FR" officeooo:rsid="000b5cca" officeooo:paragraph-rsid="000b5cca"/>
    </style:style>
    <style:style style:name="P25" style:family="paragraph" style:parent-style-name="Standard">
      <style:text-properties fo:language="fr" fo:country="FR" style:text-underline-style="none" officeooo:rsid="000cc97e" officeooo:paragraph-rsid="000cc97e"/>
    </style:style>
    <style:style style:name="P26" style:family="paragraph" style:parent-style-name="Standard" style:list-style-name="L1">
      <style:text-properties fo:language="fr" fo:country="FR" style:text-underline-style="none" officeooo:rsid="000cc97e" officeooo:paragraph-rsid="000cc97e"/>
    </style:style>
    <style:style style:name="P27" style:family="paragraph" style:parent-style-name="Standard" style:list-style-name="L1">
      <style:text-properties fo:language="fr" fo:country="FR" style:text-underline-style="none" fo:font-weight="normal" officeooo:rsid="000e1379" officeooo:paragraph-rsid="000e1379" style:font-weight-asian="normal" style:font-weight-complex="normal"/>
    </style:style>
    <style:style style:name="P28" style:family="paragraph" style:parent-style-name="Standard" style:list-style-name="L1">
      <style:text-properties fo:language="fr" fo:country="FR" style:text-underline-style="none" fo:font-weight="normal" officeooo:rsid="000826c4" officeooo:paragraph-rsid="000e1379" style:font-weight-asian="normal" style:font-weight-complex="normal"/>
    </style:style>
    <style:style style:name="P29" style:family="paragraph" style:parent-style-name="Standard" style:list-style-name="L1">
      <style:text-properties fo:language="fr" fo:country="FR" style:text-underline-style="none" fo:font-weight="bold" officeooo:rsid="0006e7dc" officeooo:paragraph-rsid="0006e7dc" style:font-weight-asian="bold" style:font-weight-complex="bold"/>
    </style:style>
    <style:style style:name="P30" style:family="paragraph" style:parent-style-name="Standard" style:list-style-name="L1">
      <style:text-properties fo:language="fr" fo:country="FR" officeooo:rsid="000cc97e" officeooo:paragraph-rsid="000cc97e"/>
    </style:style>
    <style:style style:name="P31" style:family="paragraph" style:parent-style-name="Standard">
      <style:text-properties fo:language="fr" fo:country="FR" officeooo:rsid="000cc97e" officeooo:paragraph-rsid="000cc97e"/>
    </style:style>
    <style:style style:name="P32" style:family="paragraph" style:parent-style-name="Standard" style:list-style-name="L1">
      <style:text-properties fo:language="fr" fo:country="FR" officeooo:rsid="000e1379" officeooo:paragraph-rsid="000e137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26c4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style:text-underline-style="solid" style:text-underline-width="auto" style:text-underline-color="font-color" officeooo:rsid="00045faf"/>
    </style:style>
    <style:style style:name="T5" style:family="text">
      <style:text-properties fo:language="en" fo:country="US" style:text-underline-style="solid" style:text-underline-width="auto" style:text-underline-color="font-color" officeooo:rsid="0006e7dc"/>
    </style:style>
    <style:style style:name="T6" style:family="text">
      <style:text-properties fo:language="en" fo:country="US" style:text-underline-style="solid" style:text-underline-width="auto" style:text-underline-color="font-color" officeooo:rsid="000826c4"/>
    </style:style>
    <style:style style:name="T7" style:family="text">
      <style:text-properties fo:language="en" fo:country="US" officeooo:rsid="0009a393"/>
    </style:style>
    <style:style style:name="T8" style:family="text">
      <style:text-properties fo:language="en" fo:country="US" officeooo:rsid="000b5cca"/>
    </style:style>
    <style:style style:name="T9" style:family="text">
      <style:text-properties fo:language="en" fo:country="US" officeooo:rsid="000cc97e"/>
    </style:style>
    <style:style style:name="T10" style:family="text">
      <style:text-properties fo:language="en" fo:country="US" style:text-underline-style="none"/>
    </style:style>
    <style:style style:name="T11" style:family="text">
      <style:text-properties fo:language="en" fo:country="US" style:text-underline-style="none" officeooo:rsid="000cc97e"/>
    </style:style>
    <style:style style:name="T12" style:family="text">
      <style:text-properties fo:language="en" fo:country="US" style:text-underline-style="none" fo:font-weight="normal" officeooo:rsid="000826c4" style:font-weight-asian="normal" style:font-weight-complex="normal"/>
    </style:style>
    <style:style style:name="T13" style:family="text">
      <style:text-properties fo:language="en" fo:country="US" style:text-underline-style="none" fo:font-weight="normal" officeooo:rsid="000e137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45faf"/>
    </style:style>
    <style:style style:name="T16" style:family="text">
      <style:text-properties style:text-underline-style="solid" style:text-underline-width="auto" style:text-underline-color="font-color" officeooo:rsid="0006e7dc"/>
    </style:style>
    <style:style style:name="T17" style:family="text">
      <style:text-properties style:text-underline-style="solid" style:text-underline-width="auto" style:text-underline-color="font-color" officeooo:rsid="000826c4"/>
    </style:style>
    <style:style style:name="T18" style:family="text">
      <style:text-properties officeooo:rsid="000826c4"/>
    </style:style>
    <style:style style:name="T19" style:family="text">
      <style:text-properties officeooo:rsid="0009a393"/>
    </style:style>
    <style:style style:name="T20" style:family="text">
      <style:text-properties officeooo:rsid="000b5cca"/>
    </style:style>
    <style:style style:name="T21" style:family="text">
      <style:text-properties officeooo:rsid="000cc97e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0cc97e"/>
    </style:style>
    <style:style style:name="T24" style:family="text">
      <style:text-properties style:text-underline-style="none" fo:font-weight="normal" officeooo:rsid="000826c4" style:font-weight-asian="normal" style:font-weight-complex="normal"/>
    </style:style>
    <style:style style:name="T25" style:family="text">
      <style:text-properties style:text-underline-style="none" fo:font-weight="normal" officeooo:rsid="000e1379" style:font-weight-asian="normal" style:font-weight-complex="normal"/>
    </style:style>
    <style:style style:name="T26" style:family="text">
      <style:text-properties officeooo:rsid="000e6b09"/>
    </style:style>
    <text:list-style style:name="L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27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1.104cm" fo:margin-lef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2.__________________Risks"/>L<text:bookmark-end text:name="2.__________________Risks"/>iste des risques</text:p>
      <text:p text:style-name="P1"/>
      <text:list xml:id="list2310712126" text:style-name="L1">
        <text:list-item>
          <text:p text:style-name="P2">Risques</text:p>
          <text:p text:style-name="P2"/>
          <text:list>
            <text:list-item>
              <text:p text:style-name="P4">L’équipe n’arrive pas à apprendre les technologies suffisamment rapidement</text:p>
              <text:list>
                <text:list-item>
                  <text:p text:style-name="P8"><text:span text:style-name="T15">R</text:span><text:span text:style-name="T16">isk ranking</text:span></text:p>
                  <text:list>
                    <text:list-header>
                      <text:p text:style-name="P8"><text:span text:style-name="T18">élevé</text:span></text:p>
                    </text:list-header>
                  </text:list>
                </text:list-item>
                <text:list-item>
                  <text:p text:style-name="P8"><text:span text:style-name="T17">Description</text:span><text:span text:style-name="T18"> </text:span></text:p>
                  <text:list>
                    <text:list-header>
                      <text:p text:style-name="P12">L’équipe est novice, ne connaît pas les technologies et n’arrive pas à les maîtriser suffisamment rapidement.</text:p>
                    </text:list-header>
                  </text:list>
                </text:list-item>
                <text:list-item>
                  <text:p text:style-name="P15">Impacts</text:p>
                  <text:list>
                    <text:list-header>
                      <text:p text:style-name="P12">Tout ou une partie du projet ne fonctionne pas</text:p>
                    </text:list-header>
                  </text:list>
                </text:list-item>
                <text:list-item>
                  <text:p text:style-name="P15">Indicateurs</text:p>
                  <text:list>
                    <text:list-header>
                      <text:p text:style-name="P12">Retour négatif lors des réunions hebdomadaires ou le projet n’avance plus.</text:p>
                    </text:list-header>
                  </text:list>
                </text:list-item>
                <text:list-item>
                  <text:p text:style-name="P15">Mitigation strategy</text:p>
                  <text:list>
                    <text:list-header>
                      <text:p text:style-name="P12">L’accent a été mis sur l’apprentissage des technologies, notamment au début du projet.</text:p>
                    </text:list-header>
                  </text:list>
                </text:list-item>
                <text:list-item>
                  <text:p text:style-name="P15">Contingency plan</text:p>
                  <text:list>
                    <text:list-header>
                      <text:p text:style-name="P12">On peut simplifier la technologie si possible ou revoir les objectifs à la baisse. On mobilise toute l’équipe sur la technologie problématique.</text:p>
                    </text:list-header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list xml:id="list140919330823479" text:continue-numbering="true" text:style-name="L1">
        <text:list-item>
          <text:list>
            <text:list-item>
              <text:p text:style-name="P5">Un membre de l’équipe est soudainement indisponible</text:p>
              <text:list>
                <text:list-item>
                  <text:p text:style-name="P9"><text:span text:style-name="T15">R</text:span><text:span text:style-name="T16">isk ranking</text:span></text:p>
                  <text:list>
                    <text:list-header>
                      <text:p text:style-name="P21">élevé</text:p>
                    </text:list-header>
                  </text:list>
                </text:list-item>
                <text:list-item>
                  <text:p text:style-name="P16">Description</text:p>
                  <text:list>
                    <text:list-header>
                      <text:p text:style-name="P13">Un membre de l’équipe dont l’aide est indispensable est indisponible.</text:p>
                    </text:list-header>
                  </text:list>
                </text:list-item>
                <text:list-item>
                  <text:p text:style-name="P21"><text:span text:style-name="T17">I</text:span><text:span text:style-name="T14">mpact</text:span></text:p>
                  <text:list>
                    <text:list-header>
                      <text:p text:style-name="P21">Cela bloque l’avancée du projet, les autres membres ne pouvant plus travailler.</text:p>
                    </text:list-header>
                  </text:list>
                </text:list-item>
                <text:list-item>
                  <text:p text:style-name="P15">Indicateurs</text:p>
                </text:list-item>
                <text:list-item>
                  <text:p text:style-name="P16">Mitigation strategy</text:p>
                  <text:list>
                    <text:list-header>
                      <text:p text:style-name="P21">On s’est renseignée à l’avance la disponibilité des membres, on essaye, si possible, d’avoir 2 personnes informées sur les mêmes technologies.</text:p>
                    </text:list-header>
                  </text:list>
                </text:list-item>
                <text:list-item>
                  <text:p text:style-name="P16">Contingency plan</text:p>
                  <text:list>
                    <text:list-header>
                      <text:p text:style-name="P21">Le membre le plus adapté essaye de comprendre la technologie impliquée. <text:span text:style-name="T20">Essaye d’avancer les choses indépendantes.</text:span></text:p>
                      <text:p text:style-name="P23"/>
                    </text:list-header>
                  </text:list>
                </text:list-item>
              </text:list>
            </text:list-item>
            <text:list-item>
              <text:p text:style-name="P5">Deux membres de l’équipe ne sont pas d’accord sur un sujet</text:p>
              <text:list>
                <text:list-item>
                  <text:p text:style-name="P9"><text:span text:style-name="T15">R</text:span><text:span text:style-name="T16">isk ranking</text:span></text:p>
                  <text:list>
                    <text:list-header>
                      <text:p text:style-name="P23"><text:span text:style-name="T19">f</text:span>aible</text:p>
                    </text:list-header>
                  </text:list>
                </text:list-item>
                <text:list-item>
                  <text:p text:style-name="P16">Description</text:p>
                  <text:list>
                    <text:list-header>
                      <text:p text:style-name="P23">Deux<text:span text:style-name="T18"> </text:span>membres ont une opinion divergente sur une partie de l’implémentation</text:p>
                    </text:list-header>
                  </text:list>
                </text:list-item>
                <text:list-item>
                  <text:p text:style-name="P21"><text:span text:style-name="T17">I</text:span><text:span text:style-name="T14">mpact</text:span></text:p>
                  <text:list>
                    <text:list-header>
                      <text:p text:style-name="P23">Le projet prend du retard, le temps de trouver un consensus.</text:p>
                    </text:list-header>
                  </text:list>
                </text:list-item>
                <text:list-item>
                  <text:p text:style-name="P16">Indicateurs</text:p>
                </text:list-item>
                <text:list-item>
                  <text:p text:style-name="P16">Mitigation strategy</text:p>
                  <text:list>
                    <text:list-header>
                      <text:p text:style-name="P23">On a définit la plupart des caractéristiques au préalable en équipe.</text:p>
                    </text:list-header>
                  </text:list>
                </text:list-item>
                <text:list-item>
                  <text:p text:style-name="P16">Contingency plan</text:p>
                  <text:list>
                    <text:list-header>
                      <text:p text:style-name="P23">L’équipe vote, la majorité gagne. Si égalité il y a, le project leader décide.</text:p>
                    </text:list-header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40919582680687" text:continue-numbering="true" text:style-name="L1">
        <text:list-item>
          <text:list>
            <text:list-item>
              <text:p text:style-name="P6"><text:soft-page-break/>On n’arrive pas lier le backend et le frontend</text:p>
              <text:list>
                <text:list-item>
                  <text:p text:style-name="P9"><text:span text:style-name="T15">R</text:span><text:span text:style-name="T16">isk ranking</text:span></text:p>
                  <text:list>
                    <text:list-header>
                      <text:p text:style-name="P23">élevé</text:p>
                    </text:list-header>
                  </text:list>
                </text:list-item>
                <text:list-item>
                  <text:p text:style-name="P16">Description</text:p>
                  <text:list>
                    <text:list-header>
                      <text:p text:style-name="P23">L’interface graphique ne fonctionne pas avec le backend</text:p>
                    </text:list-header>
                  </text:list>
                </text:list-item>
                <text:list-item>
                  <text:p text:style-name="P21"><text:span text:style-name="T17">I</text:span><text:span text:style-name="T14">mpact</text:span></text:p>
                  <text:list>
                    <text:list-header>
                      <text:p text:style-name="P23">Le projet <text:span text:style-name="T21">n’aboutira pas à une application déployable et livrable</text:span>.</text:p>
                    </text:list-header>
                  </text:list>
                </text:list-item>
                <text:list-item>
                  <text:p text:style-name="P16">Indicateurs</text:p>
                </text:list-item>
              </text:list>
            </text:list-item>
          </text:list>
        </text:list-item>
      </text:list>
      <text:p text:style-name="P25"><text:span text:style-name="T18"><text:tab/><text:tab/> <text:s text:c="5"/></text:span>Malgré plusieurs tentatives et beaucoup de temps, on ne trouve pas de solutions.</text:p>
      <text:list xml:id="list140917940035575" text:continue-numbering="true" text:style-name="L1">
        <text:list-item>
          <text:list>
            <text:list-item>
              <text:list>
                <text:list-item>
                  <text:p text:style-name="P16">Mitigation strategy</text:p>
                  <text:list>
                    <text:list-header>
                      <text:p text:style-name="P30">Anticiper la difficulté et commencer tôt à investiguer la technologie.</text:p>
                    </text:list-header>
                  </text:list>
                </text:list-item>
                <text:list-item>
                  <text:p text:style-name="P16">Contingency plan</text:p>
                  <text:list>
                    <text:list-header>
                      <text:p text:style-name="P30">On mobilise toute l’équipe pour faire fonctionner le projet <text:span text:style-name="T26">quitte</text:span> à sacrifier d’autres features (les moins importantes)</text:p>
                      <text:p text:style-name="P23"/>
                    </text:list-header>
                  </text:list>
                </text:list-item>
              </text:list>
            </text:list-item>
            <text:list-item>
              <text:p text:style-name="P6">On n’arrive pas à finir dans les délais impartis</text:p>
              <text:list>
                <text:list-item>
                  <text:p text:style-name="P10"><text:span text:style-name="T15">R</text:span><text:span text:style-name="T16">isk ranking</text:span></text:p>
                  <text:list>
                    <text:list-header>
                      <text:p text:style-name="P30">élevé</text:p>
                    </text:list-header>
                  </text:list>
                </text:list-item>
                <text:list-item>
                  <text:p text:style-name="P17">Description</text:p>
                  <text:list>
                    <text:list-header>
                      <text:p text:style-name="P30">Malgré le travail de l’équipe, les features basiques requises ne sont pas terminées.</text:p>
                    </text:list-header>
                  </text:list>
                </text:list-item>
                <text:list-item>
                  <text:p text:style-name="P22"><text:span text:style-name="T17">I</text:span><text:span text:style-name="T14">mpact</text:span></text:p>
                  <text:list>
                    <text:list-header>
                      <text:p text:style-name="P30">L’objectif final n’est pas atteint et l’application ne <text:span text:style-name="T26">fonctionne</text:span> potentiellement pas.</text:p>
                    </text:list-header>
                  </text:list>
                </text:list-item>
                <text:list-item>
                  <text:p text:style-name="P17">Indicateurs</text:p>
                  <text:list>
                    <text:list-header>
                      <text:p text:style-name="P26">L’équipe prend beaucoup de retard sur le plan initial.</text:p>
                    </text:list-header>
                  </text:list>
                </text:list-item>
                <text:list-item>
                  <text:p text:style-name="P17">Mitigation strategy</text:p>
                  <text:list>
                    <text:list-header>
                      <text:p text:style-name="P30">Commencer par les parties les plus importantes du projet.</text:p>
                    </text:list-header>
                  </text:list>
                </text:list-item>
                <text:list-item>
                  <text:p text:style-name="P17">Contingency plan</text:p>
                  <text:list>
                    <text:list-header>
                      <text:p text:style-name="P30">On rend le projet dans l’état non terminé.</text:p>
                    </text:list-header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list xml:id="list140919524924885" text:continue-numbering="true" text:style-name="L1">
        <text:list-item>
          <text:list>
            <text:list-item>
              <text:p text:style-name="P7">Problèmes légaux liés aux données utilisateur</text:p>
              <text:list>
                <text:list-item>
                  <text:p text:style-name="P10"><text:span text:style-name="T15">R</text:span><text:span text:style-name="T16">isk ranking</text:span></text:p>
                  <text:list>
                    <text:list-header>
                      <text:p text:style-name="P32">faible</text:p>
                    </text:list-header>
                  </text:list>
                </text:list-item>
                <text:list-item>
                  <text:p text:style-name="P17">Description</text:p>
                  <text:list>
                    <text:list-header>
                      <text:p text:style-name="P32">On ne peut pas exploiter les données des utilisateurs.</text:p>
                    </text:list-header>
                  </text:list>
                </text:list-item>
                <text:list-item>
                  <text:p text:style-name="P22"><text:span text:style-name="T17">I</text:span><text:span text:style-name="T14">mpact</text:span></text:p>
                  <text:list>
                    <text:list-header>
                      <text:p text:style-name="P32">On crée moins de profit pour l’application.</text:p>
                    </text:list-header>
                  </text:list>
                </text:list-item>
                <text:list-item>
                  <text:p text:style-name="P17">Indicateurs</text:p>
                  <text:list>
                    <text:list-header>
                      <text:p text:style-name="P32"><text:span text:style-name="T23">O</text:span><text:span text:style-name="T22">n remarque que les utilisateurs n’acceptent pas de donner leurs données.</text:span></text:p>
                    </text:list-header>
                  </text:list>
                </text:list-item>
                <text:list-item>
                  <text:p text:style-name="P17">Mitigation strategy</text:p>
                  <text:list>
                    <text:list-header>
                      <text:p text:style-name="P32">On charge un personne de contrôler cet aspect.</text:p>
                    </text:list-header>
                  </text:list>
                </text:list-item>
                <text:list-item>
                  <text:p text:style-name="P18">Contingency plan</text:p>
                  <text:list>
                    <text:list-header>
                      <text:p text:style-name="P27"><text:span text:style-name="T18">O</text:span>n cherche d’autres moyens de gagner de l’argent (via les pubs)</text:p>
                    </text:list-header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list xml:id="list140918258244810" text:continue-numbering="true" text:style-name="L1">
        <text:list-item>
          <text:list>
            <text:list-item>
              <text:p text:style-name="P29">On n’arrive pas à mettre des publicités</text:p>
              <text:list>
                <text:list-item>
                  <text:p text:style-name="P10"><text:span text:style-name="T15">R</text:span><text:span text:style-name="T16">isk ranking</text:span></text:p>
                  <text:list>
                    <text:list-header>
                      <text:p text:style-name="P32">faible</text:p>
                    </text:list-header>
                  </text:list>
                </text:list-item>
                <text:list-item>
                  <text:p text:style-name="P17">Description</text:p>
                  <text:list>
                    <text:list-header>
                      <text:p text:style-name="P32">L’application n’a pas assez d’influence et on ne trouve pas d’annonceurs.</text:p>
                    </text:list-header>
                  </text:list>
                </text:list-item>
                <text:list-item>
                  <text:p text:style-name="P22"><text:span text:style-name="T17">I</text:span><text:span text:style-name="T14">mpact</text:span></text:p>
                  <text:list>
                    <text:list-header>
                      <text:p text:style-name="P32">On crée moins de profit pour l’application.</text:p>
                    </text:list-header>
                  </text:list>
                </text:list-item>
                <text:list-item>
                  <text:p text:style-name="P17">Indicateurs</text:p>
                  <text:list>
                    <text:list-header>
                      <text:p text:style-name="P32"><text:span text:style-name="T23">L’</text:span><text:span text:style-name="T22">application n’est pas suffisamment visitée et cela décourage les annonceurs</text:span></text:p>
                    </text:list-header>
                  </text:list>
                </text:list-item>
                <text:list-item>
                  <text:p text:style-name="P17">Mitigation strategy</text:p>
                  <text:list>
                    <text:list-header>
                      <text:p text:style-name="P32">On fait de la pub pour notre application afin qu’elle soit plus visitée</text:p>
                    </text:list-header>
                  </text:list>
                </text:list-item>
                <text:list-item>
                  <text:p text:style-name="P18">Contingency plan</text:p>
                  <text:list>
                    <text:list-header>
                      <text:p text:style-name="P28">On cherche d’autres moyens de gagner de l’argent.</text:p>
                    </text:list-header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40918990794889" text:continue-numbering="true" text:style-name="L1">
        <text:list-item>
          <text:list>
            <text:list-item>
              <text:p text:style-name="P7">On ne connaît pas l’architecture microservices</text:p>
              <text:list>
                <text:list-item>
                  <text:p text:style-name="P10"><text:span text:style-name="T15">R</text:span><text:span text:style-name="T16">isk ranking</text:span></text:p>
                  <text:list>
                    <text:list-header>
                      <text:p text:style-name="P32">modéré</text:p>
                    </text:list-header>
                  </text:list>
                </text:list-item>
                <text:list-item>
                  <text:p text:style-name="P17">Description</text:p>
                  <text:list>
                    <text:list-header>
                      <text:p text:style-name="P32">L’équipe ne connaît pas l’architecture microservices.</text:p>
                    </text:list-header>
                  </text:list>
                </text:list-item>
                <text:list-item>
                  <text:p text:style-name="P22"><text:span text:style-name="T17">I</text:span><text:span text:style-name="T14">mpact</text:span></text:p>
                  <text:list>
                    <text:list-header>
                      <text:p text:style-name="P32">L’équipe n’arrive pas à mettre en place cette architecture.</text:p>
                    </text:list-header>
                  </text:list>
                </text:list-item>
                <text:list-item>
                  <text:p text:style-name="P17">Indicateurs</text:p>
                  <text:list>
                    <text:list-header>
                      <text:p text:style-name="P32"><text:span text:style-name="T23">L</text:span><text:span text:style-name="T22">e projet n’avance pas à cause d’une mauvaise architecture</text:span></text:p>
                    </text:list-header>
                  </text:list>
                </text:list-item>
                <text:list-item>
                  <text:p text:style-name="P17">Mitigation strategy</text:p>
                  <text:list>
                    <text:list-header>
                      <text:p text:style-name="P32">On se renseigne sur les microservices et on s’inspire du projet d’exemple</text:p>
                    </text:list-header>
                  </text:list>
                </text:list-item>
                <text:list-item>
                  <text:p text:style-name="P18">Contingency plan</text:p>
                  <text:list>
                    <text:list-header>
                      <text:p text:style-name="P11"><text:span text:style-name="T24">O</text:span><text:span text:style-name="T25">n demande de l’aide.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51:16.811147103</meta:creation-date>
    <dc:date>2019-04-09T14:09:17.670952529</dc:date>
    <meta:editing-duration>PT1H6M1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104" meta:word-count="625" meta:character-count="4119" meta:non-whitespace-character-count="3646"/>
  </office:meta>
</office:document-meta>
</file>